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1391" officeooo:paragraph-rsid="00051391"/>
    </style:style>
    <style:style style:name="P2" style:family="paragraph" style:parent-style-name="Standard">
      <style:text-properties officeooo:paragraph-rsid="0005771c"/>
    </style:style>
    <style:style style:name="P3" style:family="paragraph" style:parent-style-name="Standard">
      <style:text-properties officeooo:rsid="00071c15" officeooo:paragraph-rsid="00071c15"/>
    </style:style>
    <style:style style:name="P4" style:family="paragraph" style:parent-style-name="Standard">
      <style:text-properties officeooo:rsid="00085d68" officeooo:paragraph-rsid="00085d68"/>
    </style:style>
    <style:style style:name="P5" style:family="paragraph" style:parent-style-name="Standard">
      <style:text-properties officeooo:paragraph-rsid="00085d68"/>
    </style:style>
    <style:style style:name="P6" style:family="paragraph" style:parent-style-name="Standard">
      <style:text-properties officeooo:paragraph-rsid="000aa3ae"/>
    </style:style>
    <style:style style:name="P7" style:family="paragraph" style:parent-style-name="Standard">
      <style:text-properties officeooo:rsid="000c196b" officeooo:paragraph-rsid="000c196b"/>
    </style:style>
    <style:style style:name="P8" style:family="paragraph" style:parent-style-name="Standard">
      <style:text-properties officeooo:paragraph-rsid="000c196b"/>
    </style:style>
    <style:style style:name="P9" style:family="paragraph" style:parent-style-name="Standard">
      <style:text-properties officeooo:rsid="000c2ca2" officeooo:paragraph-rsid="000c2ca2"/>
    </style:style>
    <style:style style:name="P10" style:family="paragraph" style:parent-style-name="Standard">
      <style:text-properties officeooo:paragraph-rsid="000c2ca2"/>
    </style:style>
    <style:style style:name="P11" style:family="paragraph" style:parent-style-name="Standard">
      <style:text-properties officeooo:paragraph-rsid="000c5b43"/>
    </style:style>
    <style:style style:name="T1" style:family="text">
      <style:text-properties officeooo:rsid="00051391"/>
    </style:style>
    <style:style style:name="T2" style:family="text">
      <style:text-properties officeooo:rsid="0005771c"/>
    </style:style>
    <style:style style:name="T3" style:family="text">
      <style:text-properties fo:language="el" fo:country="GR"/>
    </style:style>
    <style:style style:name="T4" style:family="text">
      <style:text-properties officeooo:rsid="00082dd4"/>
    </style:style>
    <style:style style:name="T5" style:family="text">
      <style:text-properties officeooo:rsid="00085d68"/>
    </style:style>
    <style:style style:name="T6" style:family="text">
      <style:text-properties officeooo:rsid="0009acc2"/>
    </style:style>
    <style:style style:name="T7" style:family="text">
      <style:text-properties officeooo:rsid="0009d29e"/>
    </style:style>
    <style:style style:name="T8" style:family="text">
      <style:text-properties officeooo:rsid="0009ff28"/>
    </style:style>
    <style:style style:name="T9" style:family="text">
      <style:text-properties officeooo:rsid="000aa3ae"/>
    </style:style>
    <style:style style:name="T10" style:family="text">
      <style:text-properties officeooo:rsid="000c196b"/>
    </style:style>
    <style:style style:name="T11" style:family="text">
      <style:text-properties officeooo:rsid="000c2ca2"/>
    </style:style>
    <style:style style:name="T12" style:family="text">
      <style:text-properties officeooo:rsid="000c5b43"/>
    </style:style>
    <style:style style:name="T13" style:family="text">
      <style:text-properties officeooo:rsid="000dfd9e"/>
    </style:style>
    <style:style style:name="T14" style:family="text">
      <style:text-properties officeooo:rsid="000f6d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Σκοπός της εργασιας:</text:p>
      <text:p text:style-name="P2"><text:span text:style-name="T1">Η μοντελοποίηση και προσομοίωση fog παραμετροποιήσιμων υπηρεσιών παραγόμενων από το </text:span><text:span text:style-name="T2">Ε</text:span><text:span text:style-name="T1">ther, με χρήση του Fogify. Ουσιαστικά σκοπός της εργασίας είναι η δημιουργία μιας γεννήτριας τοπολογιών για το Fogify, χρησιμοποιώντας το Ether </text:span><text:bookmark text:name="tw-target-text"/><text:span text:style-name="T3">ένα εργαλείο Python για τη δημιουργία </text:span><text:span text:style-name="T1">τοπολογιών. </text:span><text:span text:style-name="T2">Έπειτα η δημιουργία μιας αντιπροσοπευτικής Edge εφαρμογής για την παρουσίαση της υλοποίησης μας και την διεκπεραίωση πειραμάτων. </text:span></text:p>
      <text:p text:style-name="P2"/>
      <text:p text:style-name="P4">Σύστημα:</text:p>
      <text:p text:style-name="P6"><text:span text:style-name="T5">Το σύστημά μας αποτελείται από τους υπολογιστικούς κόμβους generators (παραγωγείς), aggregators (συλλέκτες) και processors(server). Οι generators αποτελούν το </text:span><text:span text:style-name="T6">πρώτο επίπεδο,</text:span><text:span text:style-name="T8"> τα IOT devices,</text:span><text:span text:style-name="T6"> του συστήματος και είναι οι παραγωγοί των δεδομένων. Στο ακριβώς επόμενο επίπεδο βρίσκονται οι aggregators, οι οποίοι αποτελούν <text:s/>to edge επίπεδο του συτσήματος. Συλέγουν τα δεδομένα από τους generators, τα επεξεργάζονται σε μικρό βαθμό βγάζοντας περιοδικά τον μέσο όρο τ</text:span><text:span text:style-name="T7">ανά generator τ</text:span><text:span text:style-name="T6">ων τιμών που τους στέλνονται και τον προοθούν στους processors. Ουσιαστικά κάνουν μια προεπεξεργασία των δεδομέν</text:span><text:span text:style-name="T7">ων συρικνώνοντάς τα.</text:span><text:span text:style-name="T6"> Οι processors αποτελούν το τελευταίο και ιεραρχικά ψηλότερο επίπεδο, γνωστό και ως cloud. Eκεί καταλλήγουν όλα τα δεδομένα που </text:span><text:span text:style-name="T7">συμπικνωμένα πια από τους aggregators. Εδώ τα δεδομένα είναι ελεύθερα για χρήση. Προφανώς ε ένα Fog – Edge-computing σύστημα αποτελείται από πολ</text:span><text:span text:style-name="T8">λ</text:span><text:span text:style-name="T7">ούς generators μικρής υπολογιστικής δύναμης, </text:span><text:span text:style-name="T8">αφού μεριμνά τους είναι η συχνή παραγωγή δεδομένων . Οι aggregators είναι μικρότεροι σε αριθμό, αλλά υπολογιστικά δυνατότεροι αφού κάνουν μικρή προεπεξεργασία των δεδομένων. </text:span><text:span text:style-name="T9">Τέλος οι processors, αλλιώς cloud-servers, είναι λίγοι σε αριθμό αλλα ολύ δυνατοί υπολογιστικά αφού αποθηκεύουν και είναι σε θέση να επεξεργαστούν όλα τα δεδομένα του συστήματος. </text:span></text:p>
      <text:p text:style-name="P6"/>
      <text:p text:style-name="P7">Εφαρμογή:</text:p>
      <text:p text:style-name="P8"><text:span text:style-name="T10">Η εφαρμογή μας προσομοιώνει το Fog σύστημα για την λήψη και επεξεργασία θερμοκρασιών σε εργοστάσια. Η τοπολογία μας αποτελείται από εργοστάσια, καθένα εκ’ των οποίων έχει παραμετροποήσιμο αριθμό πατωμάτων και μηχανημάτων-θερμομέτρων σε αυτά. Οι συσκεύες, generators, σε κάθε πάτωμα του εργοστασίου παράγουν δεδομένα τα οποία συλλέγει ο aggregator του πατώματος. Τέλος κάθε εργοστάσιο έχει τον δικό του processor, όπου συλέγονται τα δεδομένα και μπορούν να εμφανιστούν στην μορφή λίστας. </text:span><text:span text:style-name="T11">Τα εργοστάσια συνδέονται σε κοινό internet πράγμα πυ επιτρέπει στο κθένα όποτε θέλει να έχει πρόσβαση στα δεδομένα του άλλου.</text:span></text:p>
      <text:p text:style-name="P8"/>
      <text:p text:style-name="P3"/>
      <text:p text:style-name="P9">Στήσιμο συστήματος:</text:p>
      <text:p text:style-name="P10"><text:span text:style-name="T9">Η σύνδεση των </text:span><text:span text:style-name="T11">υπολογιστικών</text:span><text:span text:style-name="T9"> κόμβων μεταξύ τους είναι κουραστικό να γίνεται χειροκίνητα και σίγουρα μη κλιμακώσιμο. Για αυτό κάνουμε χρήση ενός λογισμικού παραγωγής τοπολογιών, όπως το Ether που μας επιτρέπει να αλλάζουμε τους υπολογιστικούς κομβους εύκολα και γρήγορα. </text:span><text:span text:style-name="T11">Χρησιμοποιήσαμε λοιπόν το Ether για την παραγωγή της τοπολογιάς του συστήματος.</text:span></text:p>
      <text:p text:style-name="P10"><text:span text:style-name="T11">Για την διεκπαιρέωση πειραμάτων και τον έλεγχο λειτουργίας του συστήματος χρειάζεται ένα λογισμικό που επιτρέπει </text:span><text:span text:style-name="T12">την προσομοίωση του συστήματος. Mε χρήση του Fogify προσομοιάσαμε το σύστημα, συνδέοντας το με το Ether ώστε να λαμβάνει τις τοπολογίες από εκει. </text:span></text:p>
      <text:p text:style-name="P11"><text:span text:style-name="T12">Για τον ορισμό του περιβάλοντος του κάθε service χρησιμοποιήσαμε docker. Έτσι κάθε κόμβος έτρεχε στο δίκο του σύστημα-container με τα εργαλεία και τους πόρους που χρειάζονταν. Με το docker-compose συνδέσαμε τα containers μεταξύ <text:s/>τους , </text:span><text:span text:style-name="T13">διαμορφόνοντας τα services σε ένα yaml file τα τρέχαμε </text:span><text:span text:style-name="T12">ταυτόχρονα. </text:span><text:span text:style-name="T13">Για την ‘ενορχήστρωση’ των containers χρησιμοποιήσαμε docker-swarm, το οποίο μας επέτρεπε να διαχειριστούμε <text:s/>ταυτόχρονα πολλαπλά services. Τέλος για την εφαρμογή μας χρειαστίκαμε ένα API, έτσι ώστε να διεκπερεωθεί η επικοινωνία μεταξύ των services. Για την ανταλλαγή δεδομένων και αιτημάτων λοιπόν μεταξύ τους </text:span><text:span text:style-name="T14">υλποιήσαμε ενα API με χρήση του flask.</text:span></text:p>
      <text:p text:style-name="P11"/>
      <text:p text:style-name="P3"><text:soft-page-break/>Αρχικά <text:span text:style-name="T4">χρησιμοποιήσαμε το Ether για <text:s/>την παραγωγή τοπολογιών. Συνδέσαμε το Ether με το Fogify έτσι ώστε να μπορούμε να δημιουργούμε τοπολογίες καλώντας τις από το Fogify. Η <text:s/>προσομοίωση των τοπολογιών έγιναν μέ χρήση των docker και docker compose. Έπειτα δημιουργήσαμε ένα παράδειγμα χρήσης του συστήματος με την χρήση του flask API.</text:span></text:p>
      <text:p text:style-name="P4"/>
      <text:p text:style-name="P5"><text:span text:style-name="T5">Αναλυτικότερα το σύστημά μας χρησιμοποιήσαμε το docker γαι την προσομοίωση των edge και cloud computing συσκευών, δηλαδή τις</text:span></text:p>
      <text:p text:style-name="P5"/>
      <text:p text:style-name="P8"><text:span text:style-name="T9">Η σύνδεση των παραπάνω κόμβων μεταξύ τους είναι κουραστικό να γίνεται χειροκίνητα και σίγουρα μη κλιμακώσιμο. Για αυτό κάνουμε χρήση ενός λογισμικού παραγωγής τοπολογιών, όπως το Ether που μας επιτρέπει να αλλάζουμε τους υπολογιστικούς κομβους εύκολα και γρήγορα.</text:span></text:p>
      <text:p text:style-name="P7">Για την διεκπαιρέωση των πειραμάτων πρεέπει να γίνει προσομοίωση της τοπολογίας. Το Fogify είναι ένα τέτοιο σύστημα.</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6T11:41:19.337686075</meta:creation-date>
    <dc:date>2022-03-06T14:24:21.933180921</dc:date>
    <meta:editing-duration>PT13M19S</meta:editing-duration>
    <meta:editing-cycles>1</meta:editing-cycles>
    <meta:document-statistic meta:table-count="0" meta:image-count="0" meta:object-count="0" meta:page-count="2" meta:paragraph-count="14" meta:word-count="632" meta:character-count="4448" meta:non-whitespace-character-count="3821"/>
    <meta:generator>LibreOffice/6.4.7.2$Linux_X86_64 LibreOffice_project/40$Build-2</meta:generator>
  </office:meta>
</office:document-meta>
</file>